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7593932D6DF070ED.png" manifest:media-type="image/png"/>
  <manifest:file-entry manifest:full-path="Pictures/100000010000078000000438807A2BC273777729.png" manifest:media-type="image/png"/>
  <manifest:file-entry manifest:full-path="Pictures/10000000000007800000043804EE02234C4E3D4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53cm" svg:stroke-linecap="round" draw:fill="bitmap" draw:fill-image-name="msFillBitmap_20_3" style:repeat="stretch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ac3ec1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bitmap" draw:fill-image-name="msFillBitmap_20_3" style:repeat="stretch"/>
      <style:paragraph-properties fo:text-align="center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.353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text-transform="uppercase" fo:color="#ffffff" loext:opacity="100%" style:text-line-through-style="none" style:text-line-through-type="none" style:text-position="0% 100%" style:font-name="Calibri Light" fo:font-size="36pt" fo:letter-spacing="normal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 fo:hyphenate="false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ffffff" loext:opacity="100%" style:text-line-through-style="none" style:text-line-through-type="none" style:text-position="0% 100%" style:font-name="Calibri Light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munity and community development in resource-based areas" draw:style-name="dp1" draw:master-page-name="Title_20_Slide" presentation:presentation-page-layout-name="AL1T0">
        <draw:custom-shape draw:name="Rectangle 88" draw:style-name="gr1" draw:text-style-name="P1" draw:layer="layout" svg:width="33.866cm" svg:height="19.049cm" svg:x="0cm" svg:y="0cm">
          <text:p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22.789cm" svg:height="6.517cm" svg:x="5.538cm" svg:y="3.763cm" presentation:class="title" presentation:user-transformed="true">
          <draw:text-box>
            <text:p text:style-name="P2"><text:span text:style-name="T1">Community and community development in resource-based areas</text:span></text:p>
          </draw:text-box>
        </draw:frame>
        <draw:line draw:name="Straight Connector 90" draw:style-name="gr2" draw:text-style-name="P4" draw:layer="layout" svg:x1="16.237cm" svg:y1="10.583cm" svg:x2="17.628cm" svg:y2="10.584cm">
          <text:p/>
        </draw:line>
        <draw:frame draw:name="Subtitle 2" presentation:style-name="pr2" draw:text-style-name="P6" draw:layer="layout" svg:width="19.993cm" svg:height="3.446cm" svg:x="6.936cm" svg:y="10.946cm" presentation:class="subtitle" presentation:user-transformed="true">
          <draw:text-box>
            <text:p text:style-name="P5"><text:span text:style-name="T2">Gene Theodori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unity Development" draw:style-name="dp3" draw:master-page-name="Title_20_and_20_Content" presentation:presentation-page-layout-name="AL2T11">
        <draw:frame draw:name="Title 1" presentation:style-name="pr4" draw:text-style-name="P9" draw:layer="layout" svg:width="28.142cm" svg:height="4.044cm" svg:x="1.905cm" svg:y="1.693cm" presentation:class="title" presentation:user-transformed="true">
          <draw:text-box>
            <text:p text:style-name="P8"><text:span text:style-name="T3">Community Development</text:span></text:p>
          </draw:text-box>
        </draw:frame>
        <draw:frame draw:name="Content Placeholder 2" presentation:style-name="pr5" draw:text-style-name="P11" draw:layer="layout" svg:width="28.142cm" svg:height="10.135cm" svg:x="1.905cm" svg:y="5.95cm" presentation:class="outline" presentation:user-transformed="true">
          <draw:text-box>
            <text:list text:style-name="L3">
              <text:list-item>
                <text:p text:style-name="P10"><text:span text:style-name="T4">Community Development—improving the social, economic, and environmental quality of life—is an appealing idea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In practice, community development lacks a clear understanding of what community is and how community can develo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wo common uses of community " draw:style-name="dp3" draw:master-page-name="Title_20_and_20_Content" presentation:presentation-page-layout-name="AL2T11">
        <draw:frame draw:name="Title 1" presentation:style-name="pr4" draw:text-style-name="P9" draw:layer="layout" svg:width="28.142cm" svg:height="4.044cm" svg:x="1.905cm" svg:y="1.693cm" presentation:class="title" presentation:user-transformed="true">
          <draw:text-box>
            <text:p text:style-name="P8"><text:span text:style-name="T3">Two common uses of community </text:span></text:p>
          </draw:text-box>
        </draw:frame>
        <draw:frame draw:name="Content Placeholder 2" presentation:style-name="pr5" draw:text-style-name="P11" draw:layer="layout" svg:width="28.142cm" svg:height="11.514cm" svg:x="1.905cm" svg:y="4.572cm" presentation:class="outline" presentation:user-transformed="true">
          <draw:text-box>
            <text:list text:style-name="L3">
              <text:list-item>
                <text:p text:style-name="P10"><text:span text:style-name="T5">Territory-free – describing types of social groupings or networks (the business community, the Hispanic community, the WKU community)</text:span></text:p>
              </text:list-item>
              <text:list-item>
                <text:p text:style-name="P10"><text:span text:style-name="T5">Territory-based—geographically localized settlements having one or more of the following components: shared territory, common life, collective actions, and mutual identity.</text:span></text:p>
              </text:list-item>
            </text:list>
            <text:p text:style-name="P10"><text:span text:style-name="T5"/></text:p>
            <text:list text:continue-numbering="true" text:style-name="L3">
              <text:list-item>
                <text:p text:style-name="P10"><text:span text:style-name="T5">Community – a place-oriented process of interrelated actions through which members of a local population express a shared sense of identity while engaging in the common concerns of life.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Social interaction ties community together as it delineates the territory, contributes to the wholeness of life, gives structure and direction of collective action, and is the source of mutual identit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ere to find community?" draw:style-name="dp3" draw:master-page-name="Title_20_and_20_Content" presentation:presentation-page-layout-name="AL2T11">
        <draw:frame draw:name="Title 1" presentation:style-name="pr4" draw:text-style-name="P9" draw:layer="layout" svg:width="28.142cm" svg:height="4.044cm" svg:x="1.905cm" svg:y="1.693cm" presentation:class="title" presentation:user-transformed="true">
          <draw:text-box>
            <text:p text:style-name="P8"><text:span text:style-name="T3">Where to find community?</text:span></text:p>
          </draw:text-box>
        </draw:frame>
        <draw:frame draw:name="Content Placeholder 2" presentation:style-name="pr7" draw:text-style-name="P11" draw:layer="layout" svg:width="28.142cm" svg:height="10.135cm" svg:x="1.905cm" svg:y="5.95cm" presentation:class="outline" presentation:user-transformed="true">
          <draw:text-box>
            <text:list text:style-name="L3">
              <text:list-item>
                <text:p text:style-name="P10"><text:span text:style-name="T7">Local Society – the area in which a population meets its daily needs and encounters shared problems.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3 Features of Local Socie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9">A geographic dimension (locality)</text:span></text:p>
                      </text:list-item>
                      <text:list-item>
                        <text:p text:style-name="P10"><text:span text:style-name="T9">A human life dimension (people living there together)</text:span></text:p>
                      </text:list-item>
                      <text:list-item>
                        <text:p text:style-name="P10"><text:span text:style-name="T9">A relatively complete set of institutions</text:span></text:p>
                      </text:list-item>
                    </text:list>
                  </text:list-item>
                  <text:list-item>
                    <text:p text:style-name="P10"><text:span text:style-name="T8">Each is necessary but not sufficient for communit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cial Fields" draw:style-name="dp3" draw:master-page-name="Title_20_and_20_Content" presentation:presentation-page-layout-name="AL2T11">
        <draw:frame draw:name="Title 1" presentation:style-name="pr4" draw:text-style-name="P9" draw:layer="layout" svg:width="28.142cm" svg:height="4.044cm" svg:x="1.905cm" svg:y="1.693cm" presentation:class="title" presentation:user-transformed="true">
          <draw:text-box>
            <text:p text:style-name="P8"><text:span text:style-name="T3">Social Fields</text:span></text:p>
          </draw:text-box>
        </draw:frame>
        <draw:frame draw:name="Content Placeholder 2" presentation:style-name="pr7" draw:text-style-name="P11" draw:layer="layout" svg:width="28.142cm" svg:height="10.135cm" svg:x="1.905cm" svg:y="5.95cm" presentation:class="outline" presentation:user-transformed="true">
          <draw:text-box>
            <text:list text:style-name="L3">
              <text:list-item>
                <text:p text:style-name="P10"><text:span text:style-name="T7">An unfolding, loosely bounded, constantly changing, interconnected process of social interaction displaying unity through time around an identifiable set of interests.</text:span></text:p>
              </text:list-item>
              <text:list-item>
                <text:p text:style-name="P10"><text:span text:style-name="T7">Characterized by a sequence of actions over time carried on by actors generally working through formal and informal groups.</text:span></text:p>
              </text:list-item>
              <text:list-item>
                <text:p text:style-name="P10"><text:span text:style-name="T7">There are multiple social fields, some of which are more locally oriented than others. </text:span></text:p>
              </text:list-item>
              <text:list-item>
                <text:p text:style-name="P10"><text:span text:style-name="T7">Where local social fields converge or overlap, the potential for a community field exists. The community field pursues the interests of the community (place, people, and institutions)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>
        <draw:frame draw:name="Title 1" presentation:style-name="pr8" draw:text-style-name="P12" draw:layer="layout" svg:width="28.142cm" svg:height="4.044cm" svg:x="1.905cm" svg:y="1.693cm" presentation:class="title" presentation:placeholder="true" presentation:user-transformed="true">
          <draw:text-box/>
        </draw:frame>
        <draw:frame draw:name="Content Placeholder 2" presentation:style-name="pr7" draw:text-style-name="P11" draw:layer="layout" svg:width="28.142cm" svg:height="10.135cm" svg:x="1.905cm" svg:y="5.95cm" presentation:class="outline" presentation:user-transformed="true">
          <draw:text-box>
            <text:list text:style-name="L3">
              <text:list-item>
                <text:p text:style-name="P10"><text:span text:style-name="T7">Community social fields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Located within the locality</text:span></text:p>
                  </text:list-item>
                  <text:list-item>
                    <text:p text:style-name="P10"><text:span text:style-name="T8">Involve a substantial proportion of the population as participants or beneficiaries</text:span></text:p>
                  </text:list-item>
                  <text:list-item>
                    <text:p text:style-name="P10"><text:span text:style-name="T8">Conducted by local actors/associations</text:span></text:p>
                  </text:list-item>
                  <text:list-item>
                    <text:p text:style-name="P10"><text:span text:style-name="T8">Aimed at changing/maintaining the locality</text:span></text:p>
                  </text:list-item>
                  <text:list-item>
                    <text:p text:style-name="P10"><text:span text:style-name="T8">Carried out in a purposive manner</text:span></text:p>
                  </text:list-item>
                  <text:list-item>
                    <text:p text:style-name="P10"><text:span text:style-name="T8">Have coordination among social fields as an objec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unity development" draw:style-name="dp3" draw:master-page-name="Title_20_and_20_Content" presentation:presentation-page-layout-name="AL2T11">
        <draw:frame draw:name="Title 1" presentation:style-name="pr4" draw:text-style-name="P9" draw:layer="layout" svg:width="28.142cm" svg:height="4.044cm" svg:x="1.905cm" svg:y="1.693cm" presentation:class="title" presentation:user-transformed="true">
          <draw:text-box>
            <text:p text:style-name="P8"><text:span text:style-name="T3">Community development</text:span></text:p>
          </draw:text-box>
        </draw:frame>
        <draw:frame draw:name="Content Placeholder 2" presentation:style-name="pr7" draw:text-style-name="P11" draw:layer="layout" svg:width="28.142cm" svg:height="10.135cm" svg:x="1.905cm" svg:y="5.95cm" presentation:class="outline" presentation:user-transformed="true">
          <draw:text-box>
            <text:list text:style-name="L3">
              <text:list-item>
                <text:p text:style-name="P10"><text:span text:style-name="T7">Community development is the process of manifesting and strengthening the community field.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Purposive – people are trying to manifest/maintain the community field</text:span></text:p>
                  </text:list-item>
                  <text:list-item>
                    <text:p text:style-name="P10"><text:span text:style-name="T8">Positive – actors are committed to improving their community</text:span></text:p>
                  </text:list-item>
                  <text:list-item>
                    <text:p text:style-name="P10"><text:span text:style-name="T8">Structure oriented – action is meant to establish and/or strengthen relationships and agreements (structure)</text:span></text:p>
                  </text:list-item>
                  <text:list-item>
                    <text:p text:style-name="P10"><text:span text:style-name="T8">Infinite not finite in its ori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elopment in versus development of" draw:style-name="dp3" draw:master-page-name="Title_20_and_20_Content" presentation:presentation-page-layout-name="AL2T11">
        <draw:frame draw:name="Title 1" presentation:style-name="pr4" draw:text-style-name="P9" draw:layer="layout" svg:width="28.142cm" svg:height="4.044cm" svg:x="1.905cm" svg:y="1.693cm" presentation:class="title" presentation:user-transformed="true">
          <draw:text-box>
            <text:p text:style-name="P8"><text:span text:style-name="T3">Development in versus development of</text:span></text:p>
          </draw:text-box>
        </draw:frame>
        <draw:frame draw:name="Content Placeholder 2" presentation:style-name="pr7" draw:text-style-name="P11" draw:layer="layout" svg:width="28.142cm" svg:height="10.135cm" svg:x="1.905cm" svg:y="5.95cm" presentation:class="outline" presentation:user-transformed="true">
          <draw:text-box>
            <text:list text:style-name="L3">
              <text:list-item>
                <text:p text:style-name="P10"><text:span text:style-name="T7">Development in community brings about infrastructure improvements (focus on economic growth, modernization, improved service delivery, and business retention). <text:s/>Not on interaction directly.</text:span></text:p>
              </text:list-item>
              <text:list-item>
                <text:p text:style-name="P10"><text:span text:style-name="T7">Development of community manifests, fosters, and maintains locally-oriented interaction among actors.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The development is the a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800000043804EE02234C4E3D47.jpg" xlink:type="simple" xlink:show="embed" xlink:actuate="onLoad"/>
    <draw:fill-image draw:name="msFillBitmap_20_2" draw:display-name="msFillBitmap 2" xlink:href="Pictures/10000000000007800000043804EE02234C4E3D47.jpg" xlink:type="simple" xlink:show="embed" xlink:actuate="onLoad"/>
    <draw:fill-image draw:name="msFillBitmap_20_3" draw:display-name="msFillBitmap 3" xlink:href="Pictures/10000000000007800000043804EE02234C4E3D47.jpg" xlink:type="simple" xlink:show="embed" xlink:actuate="onLoad"/>
    <draw:fill-image draw:name="msFillBitmap_20_4" draw:display-name="msFillBitmap 4" xlink:href="Pictures/10000000000007800000043804EE02234C4E3D4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1" fo:font-family="Calibri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hanging" style:writing-mode="lr-tb"/>
      <style:text-properties fo:font-size="48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font-size="18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text-transform="uppercase" fo:color="#ffffff" loext:opacity="100%" style:text-line-through-style="none" style:text-line-through-type="none" style:text-position="0% 100%" style:font-name="Calibri Light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text-transform="uppercase" fo:color="#ffffff" loext:opacity="100%" style:text-line-through-style="none" style:text-line-through-type="none" style:text-position="0% 100%" style:font-name="Calibri Light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•">
        <style:list-level-properties text:space-before="3.81cm" text:min-label-width="0.476cm"/>
        <style:text-properties fo:font-family="Aria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•">
        <style:list-level-properties text:space-before="3.81cm" text:min-label-width="0.476cm"/>
        <style:text-properties fo:font-family="Arial" fo:color="#ffffff" fo:font-size="100%"/>
      </text:list-level-style-bullet>
      <text:list-level-style-bullet text:level="5" text:bullet-char="•">
        <style:list-level-properties text:space-before="5.08cm" text:min-label-width="0.476cm"/>
        <style:text-properties fo:font-family="Aria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857cm" svg:height="19.044cm" svg:x="0cm" svg:y="0cm">
        <draw:image xlink:href="Pictures/100000010000078000000438807A2BC273777729.png" xlink:type="simple" xlink:show="embed" xlink:actuate="onLoad" draw:mime-type="image/png">
          <text:p/>
        </draw:image>
        <svg:desc>Celestia-R1---OverlayTitleHD.png</svg:desc>
      </draw:frame>
      <draw:frame draw:name="Title 1" presentation:style-name="Mpr1" draw:text-style-name="MP7" draw:layer="backgroundobjects" svg:width="19.993cm" svg:height="6.725cm" svg:x="11.007cm" svg:y="5.456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Date Placeholder 3" presentation:style-name="Mpr2" draw:text-style-name="MP9" draw:layer="backgroundobjects" svg:width="4.444cm" svg:height="1.049cm" svg:x="24.813cm" svg:y="16.307cm" presentation:class="date-time" presentation:user-transformed="true">
        <draw:text-box>
          <text:p text:style-name="MP8"><text:span text:style-name="MT2"><text:date style:data-style-name="D4" text:date-value="2022-01-22">01/22/2022</text:date></text:span></text:p>
        </draw:text-box>
      </draw:frame>
      <draw:frame draw:name="Footer Placeholder 4" presentation:style-name="Mpr2" draw:text-style-name="MP9" draw:layer="backgroundobjects" svg:width="13.593cm" svg:height="1.049cm" svg:x="11.007cm" svg:y="16.30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53cm" svg:height="1.049cm" svg:x="29.469cm" svg:y="16.30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5" draw:layer="backgroundobjects" svg:width="33.857cm" svg:height="19.044cm" svg:x="0cm" svg:y="0cm">
        <draw:image xlink:href="Pictures/1000000100000780000004387593932D6DF070ED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5" draw:text-style-name="MP11" draw:layer="backgroundobjects" svg:width="28.142cm" svg:height="4.044cm" svg:x="1.905cm" svg:y="1.693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3" draw:layer="backgroundobjects" svg:width="28.142cm" svg:height="10.135cm" svg:x="1.905cm" svg:y="5.95cm" presentation:class="outline" presentation:user-transformed="true">
        <draw:text-box>
          <text:list text:style-name="ML5">
            <text:list-item>
              <text:p text:style-name="MP12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4.444cm" svg:height="1.049cm" svg:x="23.86cm" svg:y="16.307cm" presentation:class="date-time" presentation:user-transformed="true">
        <draw:text-box>
          <text:p text:style-name="MP8"><text:span text:style-name="MT2"><text:date style:data-style-name="D4" text:date-value="2022-01-22">01/22/2022</text:date></text:span></text:p>
        </draw:text-box>
      </draw:frame>
      <draw:frame draw:name="Footer Placeholder 4" presentation:style-name="Mpr7" draw:text-style-name="MP9" draw:layer="backgroundobjects" svg:width="21.742cm" svg:height="1.049cm" svg:x="1.905cm" svg:y="16.30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53cm" svg:height="1.049cm" svg:x="28.517cm" svg:y="16.30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1</meta:editing-cycles>
    <meta:creation-date>2021-02-07T20:50:49</meta:creation-date>
    <dc:date>2021-02-08T04:34:23</dc:date>
    <meta:editing-duration>P0D</meta:editing-duration>
    <meta:generator>LibreOffice/7.2.5.2$Linux_X86_64 LibreOffice_project/20$Build-2</meta:generator>
    <meta:document-statistic meta:object-count="68"/>
    <meta:user-defined meta:name="AppVersion">16.0000</meta:user-defined>
    <meta:user-defined meta:name="ContentTypeId">0x01010079F111ED35F8CC479449609E8A0923A6</meta:user-defined>
    <meta:user-defined meta:name="PresentationFormat">Widescreen</meta:user-defined>
    <meta:user-defined meta:name="Slides" meta:value-type="float">8</meta:user-defined>
    <meta:template xlink:type="simple" xlink:actuate="onRequest" xlink:title="Celestial design" xlink:href=""/>
  </office:meta>
</office:document-meta>
</file>